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38020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50 kWh</text:p>
          </table:table-cell>
          <table:table-cell office:value-type="float" office:value="884.11" calcext:value-type="float">
            <text:p>884.11</text:p>
          </table:table-cell>
          <table:table-cell office:value-type="string" calcext:value-type="string">
            <text:p>09-01-2018</text:p>
          </table:table-cell>
          <table:table-cell office:value-type="string" calcext:value-type="string">
            <text:p>06-02-2018</text:p>
          </table:table-cell>
          <table:table-cell office:value-type="float" office:value="9.94" calcext:value-type="float">
            <text:p>9.9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04.11" calcext:value-type="float">
            <text:p>1004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50 kWh</text:p>
          </table:table-cell>
          <table:table-cell office:value-type="float" office:value="880.93" calcext:value-type="float">
            <text:p>880.93</text:p>
          </table:table-cell>
          <table:table-cell office:value-type="string" calcext:value-type="string">
            <text:p>09-12-2017</text:p>
          </table:table-cell>
          <table:table-cell office:value-type="string" calcext:value-type="string">
            <text:p>09-01-2018</text:p>
          </table:table-cell>
          <table:table-cell office:value-type="float" office:value="5" calcext:value-type="float">
            <text:p>5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65.28" calcext:value-type="float">
            <text:p>-465.28</text:p>
          </table:table-cell>
          <table:table-cell office:value-type="string" calcext:value-type="string">
            <text:p>T-0</text:p>
          </table:table-cell>
          <table:table-cell office:value-type="float" office:value="504.8" calcext:value-type="float">
            <text:p>504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198 kWh</text:p>
          </table:table-cell>
          <table:table-cell office:value-type="float" office:value="1224.53" calcext:value-type="float">
            <text:p>1224.53</text:p>
          </table:table-cell>
          <table:table-cell office:value-type="string" calcext:value-type="string">
            <text:p>07-11-2017</text:p>
          </table:table-cell>
          <table:table-cell office:value-type="string" calcext:value-type="string">
            <text:p>09-12-2017</text:p>
          </table:table-cell>
          <table:table-cell office:value-type="float" office:value="13.91" calcext:value-type="float">
            <text:p>13.9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04.76" calcext:value-type="float">
            <text:p>1404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170 kWh</text:p>
          </table:table-cell>
          <table:table-cell office:value-type="float" office:value="1017.52" calcext:value-type="float">
            <text:p>1017.52</text:p>
          </table:table-cell>
          <table:table-cell office:value-type="string" calcext:value-type="string">
            <text:p>07-10-2017</text:p>
          </table:table-cell>
          <table:table-cell office:value-type="string" calcext:value-type="string">
            <text:p>07-11-2017</text:p>
          </table:table-cell>
          <table:table-cell office:value-type="float" office:value="11.83" calcext:value-type="float">
            <text:p>11.8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94.98" calcext:value-type="float">
            <text:p>1194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199 kWh</text:p>
          </table:table-cell>
          <table:table-cell office:value-type="float" office:value="1221.46" calcext:value-type="float">
            <text:p>1221.46</text:p>
          </table:table-cell>
          <table:table-cell office:value-type="string" calcext:value-type="string">
            <text:p>06-09-2017</text:p>
          </table:table-cell>
          <table:table-cell office:value-type="string" calcext:value-type="string">
            <text:p>07-10-2017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00.28" calcext:value-type="float">
            <text:p>1400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177 kWh</text:p>
          </table:table-cell>
          <table:table-cell office:value-type="float" office:value="1059.12" calcext:value-type="float">
            <text:p>1059.12</text:p>
          </table:table-cell>
          <table:table-cell office:value-type="string" calcext:value-type="string">
            <text:p>07-08-2017</text:p>
          </table:table-cell>
          <table:table-cell office:value-type="string" calcext:value-type="string">
            <text:p>06-09-2017</text:p>
          </table:table-cell>
          <table:table-cell office:value-type="float" office:value="12.23" calcext:value-type="float">
            <text:p>12.2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35.64" calcext:value-type="float">
            <text:p>1235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185 kWh</text:p>
          </table:table-cell>
          <table:table-cell office:value-type="float" office:value="1111.87" calcext:value-type="float">
            <text:p>1111.87</text:p>
          </table:table-cell>
          <table:table-cell office:value-type="string" calcext:value-type="string">
            <text:p>07-07-2017</text:p>
          </table:table-cell>
          <table:table-cell office:value-type="string" calcext:value-type="string">
            <text:p>07-08-2017</text:p>
          </table:table-cell>
          <table:table-cell office:value-type="float" office:value="12.75" calcext:value-type="float">
            <text:p>12.7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88.24" calcext:value-type="float">
            <text:p>1288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90.8" calcext:value-type="float">
            <text:p>190.8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80 kWh</text:p>
          </table:table-cell>
          <table:table-cell office:value-type="float" office:value="1071.84" calcext:value-type="float">
            <text:p>1071.84</text:p>
          </table:table-cell>
          <table:table-cell office:value-type="string" calcext:value-type="string">
            <text:p>07-06-2017</text:p>
          </table:table-cell>
          <table:table-cell office:value-type="string" calcext:value-type="string">
            <text:p>07-07-2017</text:p>
          </table:table-cell>
          <table:table-cell office:value-type="float" office:value="12.35" calcext:value-type="float">
            <text:p>12.3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37.94" calcext:value-type="float">
            <text:p>1437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81 kWh</text:p>
          </table:table-cell>
          <table:table-cell office:value-type="float" office:value="1056.86" calcext:value-type="float">
            <text:p>1056.86</text:p>
          </table:table-cell>
          <table:table-cell office:value-type="string" calcext:value-type="string">
            <text:p>08-05-2017</text:p>
          </table:table-cell>
          <table:table-cell office:value-type="string" calcext:value-type="string">
            <text:p>07-06-2017</text:p>
          </table:table-cell>
          <table:table-cell office:value-type="float" office:value="12.19" calcext:value-type="float">
            <text:p>12.1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31.32" calcext:value-type="float">
            <text:p>1231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208 kWh</text:p>
          </table:table-cell>
          <table:table-cell office:value-type="float" office:value="1232.8" calcext:value-type="float">
            <text:p>1232.8</text:p>
          </table:table-cell>
          <table:table-cell office:value-type="string" calcext:value-type="string">
            <text:p>06-04-2017</text:p>
          </table:table-cell>
          <table:table-cell office:value-type="string" calcext:value-type="string">
            <text:p>08-05-2017</text:p>
          </table:table-cell>
          <table:table-cell office:value-type="float" office:value="13.95" calcext:value-type="float">
            <text:p>13.9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09.22" calcext:value-type="float">
            <text:p>1409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55 kWh</text:p>
          </table:table-cell>
          <table:table-cell office:value-type="float" office:value="864.56" calcext:value-type="float">
            <text:p>864.56</text:p>
          </table:table-cell>
          <table:table-cell office:value-type="string" calcext:value-type="string">
            <text:p>08-03-2017</text:p>
          </table:table-cell>
          <table:table-cell office:value-type="string" calcext:value-type="string">
            <text:p>06-04-2017</text:p>
          </table:table-cell>
          <table:table-cell office:value-type="float" office:value="10.26" calcext:value-type="float">
            <text:p>10.2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36.61" calcext:value-type="float">
            <text:p>1036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50 kWh</text:p>
          </table:table-cell>
          <table:table-cell office:value-type="float" office:value="827.18" calcext:value-type="float">
            <text:p>827.18</text:p>
          </table:table-cell>
          <table:table-cell office:value-type="string" calcext:value-type="string">
            <text:p>06-02-2017</text:p>
          </table:table-cell>
          <table:table-cell office:value-type="string" calcext:value-type="string">
            <text:p>08-03-2017</text:p>
          </table:table-cell>
          <table:table-cell office:value-type="float" office:value="4.72" calcext:value-type="float">
            <text:p>4.7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36.05" calcext:value-type="float">
            <text:p>-436.05</text:p>
          </table:table-cell>
          <table:table-cell office:value-type="string" calcext:value-type="string">
            <text:p>T-0</text:p>
          </table:table-cell>
          <table:table-cell office:value-type="float" office:value="476.63" calcext:value-type="float">
            <text:p>476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22:45.319000000</meta:creation-date>
    <dc:date>2018-03-27T10:27:19.020000000</dc:date>
    <meta:editing-duration>PT4M34S</meta:editing-duration>
    <meta:editing-cycles>1</meta:editing-cycles>
    <meta:document-statistic meta:table-count="1" meta:cell-count="140" meta:object-count="0"/>
    <meta:generator>LibreOffice/5.3.4.2$Windows_x86 LibreOffice_project/f82d347ccc0be322489bf7da61d7e4ad13fe2ff3</meta:generator>
  </office:meta>
</office:document-meta>
</file>